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5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7088" calcext:value-type="float">
            <text:p>8.1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43172413793" calcext:value-type="float">
            <text:p>8.2364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07885714286" calcext:value-type="float">
            <text:p>8.1420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08124137931" calcext:value-type="float">
            <text:p>8.0860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67751724138" calcext:value-type="float">
            <text:p>8.07467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41228571429" calcext:value-type="float">
            <text:p>8.0884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0048" calcext:value-type="float">
            <text:p>8.14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8716" calcext:value-type="float">
            <text:p>8.26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60057142857" calcext:value-type="float">
            <text:p>8.2886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8196" calcext:value-type="float">
            <text:p>8.284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745393548387" calcext:value-type="float">
            <text:p>8.437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8792" calcext:value-type="float">
            <text:p>8.45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30696774194" calcext:value-type="float">
            <text:p>8.4783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3472" calcext:value-type="float">
            <text:p>8.51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18890322581" calcext:value-type="float">
            <text:p>8.5291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29935483871" calcext:value-type="float">
            <text:p>8.540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1152" calcext:value-type="float">
            <text:p>8.56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1384516129" calcext:value-type="float">
            <text:p>8.6171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60608" calcext:value-type="float">
            <text:p>8.7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28335483871" calcext:value-type="float">
            <text:p>8.7932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205" calcext:value-type="float">
            <text:p>8.7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26374193548" calcext:value-type="float">
            <text:p>8.759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5912" calcext:value-type="float">
            <text:p>8.81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28715862069" calcext:value-type="float">
            <text:p>8.8128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1304" calcext:value-type="float">
            <text:p>8.84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97462068966" calcext:value-type="float">
            <text:p>8.84897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5104" calcext:value-type="float">
            <text:p>8.83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54256" calcext:value-type="float">
            <text:p>8.8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97828571429" calcext:value-type="float">
            <text:p>8.8069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757903448276" calcext:value-type="float">
            <text:p>8.79757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51914285714" calcext:value-type="float">
            <text:p>8.8345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79075862069" calcext:value-type="float">
            <text:p>8.7967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198030769231" calcext:value-type="float">
            <text:p>8.75198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7576" calcext:value-type="float">
            <text:p>8.8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976" calcext:value-type="float">
            <text:p>8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604" calcext:value-type="float">
            <text:p>9.7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786" calcext:value-type="float">
            <text:p>9.5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0128" calcext:value-type="float">
            <text:p>9.6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6108" calcext:value-type="float">
            <text:p>9.2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924" calcext:value-type="float">
            <text:p>10.0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684" calcext:value-type="float">
            <text:p>9.2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7548" calcext:value-type="float">
            <text:p>9.3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3812" calcext:value-type="float">
            <text:p>9.1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9106" calcext:value-type="float">
            <text:p>8.84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204" calcext:value-type="float">
            <text:p>8.8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052" calcext:value-type="float">
            <text:p>9.1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5976" calcext:value-type="float">
            <text:p>9.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188" calcext:value-type="float">
            <text:p>9.1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544" calcext:value-type="float">
            <text:p>9.0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6952" calcext:value-type="float">
            <text:p>8.8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788" calcext:value-type="float">
            <text:p>8.9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8984" calcext:value-type="float">
            <text:p>8.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922" calcext:value-type="float">
            <text:p>8.900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8848" calcext:value-type="float">
            <text:p>8.8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02628571429" calcext:value-type="float">
            <text:p>8.8100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928" calcext:value-type="float">
            <text:p>8.8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0288" calcext:value-type="float">
            <text:p>8.8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9328" calcext:value-type="float">
            <text:p>8.8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6048" calcext:value-type="float">
            <text:p>8.8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5216" calcext:value-type="float">
            <text:p>8.8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3056" calcext:value-type="float">
            <text:p>8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442" calcext:value-type="float">
            <text:p>8.87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772" calcext:value-type="float">
            <text:p>8.8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94464" calcext:value-type="float">
            <text:p>8.8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4912" calcext:value-type="float">
            <text:p>9.0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144" calcext:value-type="float">
            <text:p>8.8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136" calcext:value-type="float">
            <text:p>8.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362" calcext:value-type="float">
            <text:p>8.99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664" calcext:value-type="float">
            <text:p>8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13408" calcext:value-type="float">
            <text:p>9.0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8464" calcext:value-type="float">
            <text:p>8.9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1664" calcext:value-type="float">
            <text:p>9.2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378" calcext:value-type="float">
            <text:p>9.12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86432" calcext:value-type="float">
            <text:p>9.1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102" calcext:value-type="float">
            <text:p>9.198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3238" calcext:value-type="float">
            <text:p>9.143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2064" calcext:value-type="float">
            <text:p>9.1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782" calcext:value-type="float">
            <text:p>9.2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0912" calcext:value-type="float">
            <text:p>9.2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6608" calcext:value-type="float">
            <text:p>9.3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0764" calcext:value-type="float">
            <text:p>9.1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5892" calcext:value-type="float">
            <text:p>9.29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124" calcext:value-type="float">
            <text:p>9.3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3744" calcext:value-type="float">
            <text:p>9.3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1942" calcext:value-type="float">
            <text:p>9.441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78" calcext:value-type="float">
            <text:p>9.54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07314285714" calcext:value-type="float">
            <text:p>9.4570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532" calcext:value-type="float">
            <text:p>9.33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664" calcext:value-type="float">
            <text:p>9.2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7792" calcext:value-type="float">
            <text:p>9.2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984" calcext:value-type="float">
            <text:p>9.2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7" calcext:value-type="float">
            <text:p>9.1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36" calcext:value-type="float">
            <text:p>9.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9" calcext:value-type="float">
            <text:p>9.1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0432" calcext:value-type="float">
            <text:p>8.8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1936" calcext:value-type="float">
            <text:p>8.8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688" calcext:value-type="float">
            <text:p>8.6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062" calcext:value-type="float">
            <text:p>8.7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2238" calcext:value-type="float">
            <text:p>8.76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3724" calcext:value-type="float">
            <text:p>8.71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044" calcext:value-type="float">
            <text:p>8.6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6028" calcext:value-type="float">
            <text:p>8.6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7456" calcext:value-type="float">
            <text:p>8.7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656" calcext:value-type="float">
            <text:p>8.4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72272" calcext:value-type="float">
            <text:p>8.4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6544" calcext:value-type="float">
            <text:p>8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2064" calcext:value-type="float">
            <text:p>8.4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3216" calcext:value-type="float">
            <text:p>8.3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158" calcext:value-type="float">
            <text:p>8.50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45808" calcext:value-type="float">
            <text:p>8.3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806" calcext:value-type="float">
            <text:p>8.35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072" calcext:value-type="float">
            <text:p>8.3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44228571429" calcext:value-type="float">
            <text:p>8.3284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2304" calcext:value-type="float">
            <text:p>8.2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748" calcext:value-type="float">
            <text:p>8.2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6704" calcext:value-type="float">
            <text:p>8.3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3728" calcext:value-type="float">
            <text:p>8.5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49968" calcext:value-type="float">
            <text:p>8.5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7088" calcext:value-type="float">
            <text:p>8.5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3056" calcext:value-type="float">
            <text:p>8.6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9616" calcext:value-type="float">
            <text:p>8.5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552" calcext:value-type="float">
            <text:p>8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9744" calcext:value-type="float">
            <text:p>8.4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00032" calcext:value-type="float">
            <text:p>8.5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962" calcext:value-type="float">
            <text:p>8.45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224" calcext:value-type="float">
            <text:p>8.3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9056" calcext:value-type="float">
            <text:p>8.4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3632" calcext:value-type="float">
            <text:p>8.3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46971428571" calcext:value-type="float">
            <text:p>8.4934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016" calcext:value-type="float">
            <text:p>8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956" calcext:value-type="float">
            <text:p>8.4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248" calcext:value-type="float">
            <text:p>8.3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0654" calcext:value-type="float">
            <text:p>8.28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2784" calcext:value-type="float">
            <text:p>8.2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564" calcext:value-type="float">
            <text:p>8.3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17" calcext:value-type="float">
            <text:p>8.21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09488" calcext:value-type="float">
            <text:p>8.2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4784" calcext:value-type="float">
            <text:p>8.3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725" calcext:value-type="float">
            <text:p>8.4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336" calcext:value-type="float">
            <text:p>8.5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5896" calcext:value-type="float">
            <text:p>8.5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9076" calcext:value-type="float">
            <text:p>8.6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64496" calcext:value-type="float">
            <text:p>8.6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144" calcext:value-type="float">
            <text:p>8.6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828" calcext:value-type="float">
            <text:p>8.5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088" calcext:value-type="float">
            <text:p>8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2816" calcext:value-type="float">
            <text:p>8.8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73968" calcext:value-type="float">
            <text:p>8.7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624" calcext:value-type="float">
            <text:p>8.9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922" calcext:value-type="float">
            <text:p>8.900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694" calcext:value-type="float">
            <text:p>8.981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7456" calcext:value-type="float">
            <text:p>9.0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1216" calcext:value-type="float">
            <text:p>9.0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7988" calcext:value-type="float">
            <text:p>9.0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0176" calcext:value-type="float">
            <text:p>8.9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9984" calcext:value-type="float">
            <text:p>9.0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288" calcext:value-type="float">
            <text:p>9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376" calcext:value-type="float">
            <text:p>9.2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4432" calcext:value-type="float">
            <text:p>9.0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31" calcext:value-type="float">
            <text:p>8.95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4732" calcext:value-type="float">
            <text:p>8.9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012" calcext:value-type="float">
            <text:p>8.8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7856" calcext:value-type="float">
            <text:p>9.0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166" calcext:value-type="float">
            <text:p>9.4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8804" calcext:value-type="float">
            <text:p>8.7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1764" calcext:value-type="float">
            <text:p>9.5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8988" calcext:value-type="float">
            <text:p>9.4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8004" calcext:value-type="float">
            <text:p>9.9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214" calcext:value-type="float">
            <text:p>9.5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1932" calcext:value-type="float">
            <text:p>9.3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124" calcext:value-type="float">
            <text:p>9.3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8636" calcext:value-type="float">
            <text:p>8.8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3436" calcext:value-type="float">
            <text:p>9.2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324" calcext:value-type="float">
            <text:p>9.4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084" calcext:value-type="float">
            <text:p>9.4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852" calcext:value-type="float">
            <text:p>9.4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588" calcext:value-type="float">
            <text:p>9.2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038" calcext:value-type="float">
            <text:p>9.829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956" calcext:value-type="float">
            <text:p>9.9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5544091155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32" meta:object-count="0"/>
    <meta:user-defined meta:name="AppVersion">3.0</meta:user-defined>
  </office:meta>
</office:document-meta>
</file>